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left" draw:textarea-vertical-align="top" draw:fit-to-size="false" draw:fit-to-contour="false" fo:padding-top="0.2cm" fo:padding-bottom="0.2cm" fo:padding-left="0.2cm" fo:padding-right="0.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2" draw:layer="layout" svg:width="4cm" svg:height="0.5cm" svg:x="6.5cm" svg:y="7cm">
            <text:p text:style-name="P1"><text:span text:style-name="T1">Item</text:span></text:p>
          </draw:rect>
          <draw:rect draw:style-name="gr2" draw:text-style-name="P4" draw:layer="layout" svg:width="4cm" svg:height="3.5cm" svg:x="6.5cm" svg:y="7.5cm">
            <text:p text:style-name="P3"><text:span text:style-name="T2">Represents the base </text:span></text:p>
            <text:p text:style-name="P3"><text:span text:style-name="T2">text of an item, which </text:span></text:p>
            <text:p text:style-name="P3"><text:span text:style-name="T2">can be used in many </text:span></text:p>
            <text:p text:style-name="P3"><text:span text:style-name="T2">lists. </text:span></text:p>
            <text:p text:style-name="P3"><text:span text:style-name="T2">The item only </text:span></text:p>
            <text:p text:style-name="P3"><text:span text:style-name="T2">contains the text.</text:span></text:p>
          </draw:rect>
        </draw:g>
        <draw:g>
          <draw:rect draw:style-name="gr1" draw:text-style-name="P2" draw:layer="layout" svg:width="4cm" svg:height="0.5cm" svg:x="11.5cm" svg:y="2cm">
            <text:p text:style-name="P1"><text:span text:style-name="T1">Note</text:span></text:p>
          </draw:rect>
          <draw:rect draw:style-name="gr2" draw:text-style-name="P4" draw:layer="layout" svg:width="4cm" svg:height="3.5cm" svg:x="11.5cm" svg:y="2.5cm">
            <text:p text:style-name="P3"><text:span text:style-name="T2">A note can contain </text:span></text:p>
            <text:p text:style-name="P3"><text:span text:style-name="T2">many Items. The note</text:span></text:p>
            <text:p text:style-name="P3"><text:span text:style-name="T2">itself only has a name.</text:span></text:p>
          </draw:rect>
        </draw:g>
        <draw:g>
          <draw:rect draw:style-name="gr1" draw:text-style-name="P2" draw:layer="layout" svg:width="4cm" svg:height="0.5cm" svg:x="11.5cm" svg:y="7cm">
            <text:p text:style-name="P1"><text:span text:style-name="T1">NoteItem</text:span></text:p>
          </draw:rect>
          <draw:rect draw:style-name="gr2" draw:text-style-name="P4" draw:layer="layout" svg:width="4cm" svg:height="3.5cm" svg:x="11.5cm" svg:y="7.5cm">
            <text:p text:style-name="P3"><text:span text:style-name="T2">Items are not added </text:span></text:p>
            <text:p text:style-name="P3"><text:span text:style-name="T2">directly to the note. </text:span></text:p>
            <text:p text:style-name="P3"><text:span text:style-name="T2">Instead NoteItems </text:span></text:p>
            <text:p text:style-name="P3"><text:span text:style-name="T2">contain the reference </text:span></text:p>
            <text:p text:style-name="P3"><text:span text:style-name="T2">to the item and </text:span></text:p>
            <text:p text:style-name="P3"><text:span text:style-name="T2">additional parameters,</text:span></text:p>
            <text:p text:style-name="P3"><text:span text:style-name="T2">such as quantity and </text:span></text:p>
            <text:p text:style-name="P3"><text:span text:style-name="T2">ticked flag.</text:span></text:p>
          </draw:rect>
        </draw:g>
        <draw:g>
          <draw:rect draw:style-name="gr1" draw:text-style-name="P2" draw:layer="layout" svg:width="4cm" svg:height="0.5cm" svg:x="16.5cm" svg:y="2cm">
            <text:p text:style-name="P1"><text:span text:style-name="T1">Location</text:span></text:p>
          </draw:rect>
          <draw:rect draw:style-name="gr2" draw:text-style-name="P4" draw:layer="layout" svg:width="4cm" svg:height="3.5cm" svg:x="16.5cm" svg:y="2.5cm">
            <text:p text:style-name="P3"><text:span text:style-name="T2">Locations are used to </text:span></text:p>
            <text:p text:style-name="P3"><text:span text:style-name="T2">sort items in notes.</text:span></text:p>
          </draw:rect>
        </draw:g>
        <draw:g>
          <draw:rect draw:style-name="gr1" draw:text-style-name="P2" draw:layer="layout" svg:width="4cm" svg:height="0.5cm" svg:x="16.5cm" svg:y="12cm">
            <text:p text:style-name="P1"><text:span text:style-name="T1">Checkin</text:span></text:p>
          </draw:rect>
          <draw:rect draw:style-name="gr2" draw:text-style-name="P4" draw:layer="layout" svg:width="4cm" svg:height="3.5cm" svg:x="16.5cm" svg:y="12.5cm">
            <text:p text:style-name="P3"><text:span text:style-name="T2">If a user enters a </text:span></text:p>
            <text:p text:style-name="P3"><text:span text:style-name="T2">venue, he automatically</text:span></text:p>
            <text:p text:style-name="P3"><text:span text:style-name="T2">checks in. The nearest</text:span></text:p>
            <text:p text:style-name="P3"><text:span text:style-name="T2">location is used or</text:span></text:p>
            <text:p text:style-name="P3"><text:span text:style-name="T2">a new location is </text:span></text:p>
            <text:p text:style-name="P3"><text:span text:style-name="T2">created if it doesn't</text:span></text:p>
            <text:p text:style-name="P3"><text:span text:style-name="T2">exist yet.</text:span></text:p>
          </draw:rect>
        </draw:g>
        <draw:g>
          <draw:rect draw:style-name="gr1" draw:text-style-name="P2" draw:layer="layout" svg:width="4cm" svg:height="0.5cm" svg:x="16.5cm" svg:y="7cm">
            <text:p text:style-name="P1"><text:span text:style-name="T1">ItemIndex</text:span></text:p>
          </draw:rect>
          <draw:rect draw:style-name="gr2" draw:text-style-name="P4" draw:layer="layout" svg:width="4cm" svg:height="3.5cm" svg:x="16.5cm" svg:y="7.5cm">
            <text:p text:style-name="P3"><text:span text:style-name="T2">The index of an item at</text:span></text:p>
            <text:p text:style-name="P3"><text:span text:style-name="T2">a specific location. </text:span></text:p>
            <text:p text:style-name="P3"><text:span text:style-name="T2">Independent from the</text:span></text:p>
            <text:p text:style-name="P3"><text:span text:style-name="T2">note.</text:span></text:p>
          </draw:rect>
        </draw:g>
        <draw:g>
          <draw:rect draw:style-name="gr1" draw:text-style-name="P2" draw:layer="layout" svg:width="4cm" svg:height="0.5cm" svg:x="11.5cm" svg:y="12cm">
            <text:p text:style-name="P1"><text:span text:style-name="T1">Tick</text:span></text:p>
          </draw:rect>
          <draw:rect draw:style-name="gr2" draw:text-style-name="P4" draw:layer="layout" svg:width="4cm" svg:height="3.5cm" svg:x="11.5cm" svg:y="12.5cm">
            <text:p text:style-name="P3"><text:span text:style-name="T2">Logs a tick of a user</text:span></text:p>
            <text:p text:style-name="P3"><text:span text:style-name="T2">on a NoteItem.</text:span></text:p>
          </draw:rect>
        </draw:g>
        <draw:g>
          <draw:rect draw:style-name="gr1" draw:text-style-name="P2" draw:layer="layout" svg:width="4cm" svg:height="0.5cm" svg:x="6.5cm" svg:y="12cm">
            <text:p text:style-name="P1"><text:span text:style-name="T1">UserProfile</text:span></text:p>
          </draw:rect>
          <draw:rect draw:style-name="gr2" draw:text-style-name="P4" draw:layer="layout" svg:width="4cm" svg:height="3.5cm" svg:x="6.5cm" svg:y="12.5cm">
            <text:p text:style-name="P3"><text:span text:style-name="T2">Details of the user</text:span></text:p>
            <text:p text:style-name="P3"><text:span text:style-name="T2">profile. As users can</text:span></text:p>
            <text:p text:style-name="P3"><text:span text:style-name="T2">use the application</text:span></text:p>
            <text:p text:style-name="P3"><text:span text:style-name="T2">without registration,</text:span></text:p>
            <text:p text:style-name="P3"><text:span text:style-name="T2">it contains basic</text:span></text:p>
            <text:p text:style-name="P3"><text:span text:style-name="T2">user information.</text:span></text:p>
          </draw:rect>
        </draw:g>
        <draw:frame draw:style-name="gr3" draw:layer="layout" svg:width="0.853cm" svg:height="0.962cm" svg:x="15cm" svg:y="14.5cm">
          <draw:text-box>
            <text:p>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oritz Petersen</meta:initial-creator>
    <meta:creation-date>2011-02-13T18:50:31</meta:creation-date>
    <dc:date>2011-02-19T00:48:57</dc:date>
    <dc:creator>Moritz Petersen</dc:creator>
    <meta:editing-duration>PT118H54M19S</meta:editing-duration>
    <meta:editing-cycles>6</meta:editing-cycles>
    <meta:generator>OpenOffice.org/3.2$Unix OpenOffice.org_project/320m18$Build-9502</meta:generator>
    <meta:document-statistic meta:object-count="25"/>
  </office:meta>
</office:document-meta>
</file>